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eorgia" svg:font-family="Georgia, Times, 'Times New Roman', 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200%"/>
      <style:text-properties officeooo:rsid="001d788e" officeooo:paragraph-rsid="001d788e"/>
    </style:style>
    <style:style style:name="P2" style:family="paragraph" style:parent-style-name="Standard">
      <style:paragraph-properties fo:line-height="200%"/>
      <style:text-properties officeooo:rsid="001d788e" officeooo:paragraph-rsid="001ebf18"/>
    </style:style>
    <style:style style:name="P3" style:family="paragraph" style:parent-style-name="Standard">
      <style:paragraph-properties fo:line-height="200%"/>
      <style:text-properties officeooo:rsid="001d788e" officeooo:paragraph-rsid="001fd7e4"/>
    </style:style>
    <style:style style:name="P4" style:family="paragraph" style:parent-style-name="Standard">
      <style:paragraph-properties fo:line-height="200%"/>
      <style:text-properties officeooo:rsid="001ebf18" officeooo:paragraph-rsid="001ebf18"/>
    </style:style>
    <style:style style:name="P5" style:family="paragraph" style:parent-style-name="Standard">
      <style:paragraph-properties fo:line-height="200%"/>
      <style:text-properties officeooo:rsid="001fd7e4" officeooo:paragraph-rsid="001fd7e4"/>
    </style:style>
    <style:style style:name="P6" style:family="paragraph" style:parent-style-name="Standard">
      <style:paragraph-properties fo:line-height="200%"/>
      <style:text-properties officeooo:rsid="00206352" officeooo:paragraph-rsid="00206352"/>
    </style:style>
    <style:style style:name="P7" style:family="paragraph" style:parent-style-name="Standard">
      <style:paragraph-properties fo:line-height="200%"/>
      <style:text-properties officeooo:rsid="0022eef2" officeooo:paragraph-rsid="0022eef2"/>
    </style:style>
    <style:style style:name="P8" style:family="paragraph" style:parent-style-name="Standard">
      <style:paragraph-properties fo:line-height="200%"/>
      <style:text-properties officeooo:rsid="002409c3" officeooo:paragraph-rsid="002409c3"/>
    </style:style>
    <style:style style:name="T1" style:family="text">
      <style:text-properties officeooo:rsid="001ebf18"/>
    </style:style>
    <style:style style:name="T2" style:family="text">
      <style:text-properties officeooo:rsid="001fd7e4"/>
    </style:style>
    <style:style style:name="T3" style:family="text">
      <style:text-properties officeooo:rsid="00229e88"/>
    </style:style>
    <style:style style:name="T4" style:family="text">
      <style:text-properties officeooo:rsid="002409c3"/>
    </style:style>
    <style:style style:name="T5" style:family="text">
      <style:text-properties officeooo:rsid="00246b2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0 Research</text:p>
      <text:p text:style-name="P1"/>
      <text:p text:style-name="P1">Having planned my application at a high level, I set about filling in details on how I might deliver the finished product and what environment I might deliver it in.</text:p>
      <text:p text:style-name="P1"/>
      <text:p text:style-name="P1">Delivery Environment</text:p>
      <text:p text:style-name="P1">I initially presumed that I would make a smartphone app, considering that I felt most people would use the application on their smartphone. I carried out some research and multiple sources pointed to a piece of software called phonegap. I read the documentation and installed a trial version for prototype testing. This application allowed you to basically turn your web delivered application into an encapsulated smart phone app. Initial research showed that it seemed to suit my requirements. However, having spoken with a number of software developers I work with, I was told that phonegap had specific requirements which would not particularly suit my application, the app would still require live connections to my database unless users were only to receive updates to new shop locations or details at upgrade releases of the app. Furthermore, my routing proposal would also require connection to a server to enable the location information to be passed into the software required to perform the route analysis.</text:p>
      <text:p text:style-name="P1">I also came to the conclusion that people would not necessarily install an app to find a coffeeshop as a once off exercise and that a website which looked and performed well on a smart phone might be better suited. I also considered that people visiting Dublin might not necessarily wish to install an app specifically for this purpose and that a link, advertised in a coffeeshop with a memorable URL listed might gain more traffic.</text:p>
      <text:p text:style-name="P1">As far as delivery environment was concerned, my mind was made up, a responsive website it was.</text:p>
      <text:p text:style-name="P1"/>
      <text:p text:style-name="P1"><text:span text:style-name="T2">Platform</text:span></text:p>
      <text:p text:style-name="P1">My initial prototyping was carried out using basic html written in a text editor.</text:p>
      <text:p text:style-name="P2"><text:soft-page-break/>I undertook a number of online tutorials for the mapping interface from openlayers / google maps / leaflet. I had hoped that this would be sufficiently complex to undertake my project. I started to notice gaps in my work where each of the tutorials were relying on system dependencies which I did not have in place. I researched this and soon found that most professional web mapping developments were based on a html / javascript framework.</text:p>
      <text:p text:style-name="P2">The company I work for use a number of frameworks as standard and I spoke with some of the software engineers and reduced my list of options to two standard frameworks in <text:span text:style-name="T1">predominant </text:span>use in the office. This made sense as I would have access to professional software engineers on a daily basis and any questions I might have could be answered immediately and not require extensive research.</text:p>
      <text:p text:style-name="P2">The choice <text:span text:style-name="T1">to be made</text:span> was between Django and Node.js.</text:p>
      <text:p text:style-name="P3"/>
      <text:p text:style-name="P3">Django ha<text:span text:style-name="T1">s</text:span> wide support community and c<text:span text:style-name="T1">omes</text:span> with a<text:span text:style-name="T1">n</text:span> extensive range of <text:span text:style-name="T1">ready to go </text:span>bolt-on </text:p>
      <text:p text:style-name="P3">libraries which seemed to cover all the elements I wished to implement in my project. Django required <text:span text:style-name="T1">some </text:span>configuration <text:span text:style-name="T1">and planning </text:span>at the <text:span text:style-name="T1">start</text:span> to begin my project correctly <text:span text:style-name="T1">which I was assured would be covered by one of the numerous online courses freely available. Server side calculations and functions would be carried out using python which might prove beneficial to me in the long term as my office used python extensively.</text:span></text:p>
      <text:p text:style-name="P4"/>
      <text:p text:style-name="P4">Node.js was a less well supported but somewhat lighter weight approach. I was warned that some of the elements I has discussed would require my writing javascript functions myself as the community support was not in place as in Django. I am not adept at writing javascript programs apart from some smaller <text:span text:style-name="T2">functions</text:span> adapted from online tutorials.</text:p>
      <text:p text:style-name="P5">There was a positive element to using node, the server and the application would use the same language, both javascript client and serve side. The objects I would be using by default would be JSON, particularly useful for web APIs.<text:span text:style-name="T1"><text:line-break/></text:span></text:p>
      <text:p text:style-name="P4"><text:soft-page-break/>I felt th<text:span text:style-name="T2">e arguments pushing for either choice over another contained a </text:span>certain element of religious belief. <text:span text:style-name="T2">I found it difficult to find an unbiased piece of research to help me choose. Part of the issue I now understand having carried out development using both is that I was comparing apples and oranges. They can both be used to deliver on the surface all of the requirements for my project, however, both capabilities and approaches are entirely different.</text:span></text:p>
      <text:p text:style-name="P4"/>
      <text:p text:style-name="P6"><text:span text:style-name="T5">I chose to develop my application using Django. I enrolled on an online course for python, bought the associated book and began a course on Django development alongside. </text:span>I developed the second prototype for my project using Django. A decision biased by the software engineers I work alongside. I did reach a point where I wasn't entirely sure how to change a piece of text on one of the pages I had written, having carried out a number of builds and revisions locally. <text:span text:style-name="T5">I asked for help, which was immediately given, but I still didn't understand where I was going wrong.</text:span></text:p>
      <text:p text:style-name="P6">I felt that I did not really understand the project and could not draw on a piece of paper, where all of the elements were stored. I was drowning in code. I pulled back from writing code and went back to drawing diagrams of the workflows for my application.</text:p>
      <text:p text:style-name="P6">After a prolonged period of frustration with Django <text:span text:style-name="T5">I decided to take a small detour and try Node.js . </text:span>I enrolled on a free online course for writing Node.js. Within minutes I had a running server, within a few days I had gotten myself to the same stage as I was after weeks of Django. Whilst I accept that many of the decisions <text:span text:style-name="T5">made during my initial </text:span>develop<text:span text:style-name="T5">ment of</text:span> my application had been made for the Django prototype and I could simply replicate them, I did find Node.js to be more flexible.</text:p>
      <text:p text:style-name="P6">I started a new repository and began again, almost 6 months <text:span text:style-name="T5">of hit and miss</text:span> development.</text:p>
      <text:p text:style-name="P6">Within one month I was in the same place as I had been before I restarted but I understood where everything lived and could change elements of the site comfortably.</text:p>
      <text:p text:style-name="P6"/>
      <text:p text:style-name="P6">Maps</text:p>
      <text:p text:style-name="P6"><text:soft-page-break/>My <text:span text:style-name="T3">initial </text:span>prototyping used map tiles provided by Mapbox. The interface on their website was simple to use and they generated the code required along with the security keys required to insert into your application to gain access. The issue with Mapbox from my point of view was that they only allowed for minimal customisation of appearance and I had planned to customise my maps entirely. I had experience developing custom mapping solutions for a number of clients and chose once again to use tilemill to develop the map tiles for this application. <text:span text:style-name="T3">Mapbox was also at a disadvantage as far as dependency was concerned, if Mapbox experienced some technical </text:span></text:p>
      <text:p text:style-name="P6">I downloaded the open street map dataset covering Dublin region and imported them into tilemill.</text:p>
      <text:p text:style-name="P7">In tilemill I was able to format the styling of the layers using CartoCSS or 'map style sheets' similar in nature to CSS. I could reduce the number of available zoom levels and restrict the overall map size, thus making the export quicker and optimise the amount of detail for my application.</text:p>
      <text:p text:style-name="P7">I have attached the very simple MSS file in appendix 2.</text:p>
      <text:p text:style-name="P7"/>
      <text:p text:style-name="P7">In order to serve the map <text:span text:style-name="T4">tiles I needed a tileserver. This was relatively straight forward to configure from a simple library available on node.org along with following a tutorial available on howtonode.com and combining it with some of my existing web mapping experience.</text:span></text:p>
      <text:p text:style-name="P7"/>
      <text:p text:style-name="P8">The feature server needed to serve details on top of this map was written, once again using a number of online tutorials, from <text:s/>a number of courses, one on openlayers available on www.</text:p>
      <text:p text:style-name="P8">One on leaflet available from...www. And a number of Node.jstutorials. The feature server took longer to configure correctly due to the fact that I changed my </text:p>
      <text:p text:style-name="P6"/>
      <text:p text:style-name="P6"/>
      <text:p text:style-name="P6"/>
      <text:p text:style-name="P4"/>
      <text:p text:style-name="P4"/>
      <text:p text:style-name="P4"><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Georgia" svg:font-family="Georgia, Times, 'Times New Roman', 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E"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30T15:36:01.503000000</meta:creation-date>
    <dc:date>2015-12-30T18:58:12.135000000</dc:date>
    <meta:editing-duration>PT39M49S</meta:editing-duration>
    <meta:editing-cycles>3</meta:editing-cycles>
    <meta:generator>LibreOffice/4.4.6.3$Windows_x86 LibreOffice_project/e8938fd3328e95dcf59dd64e7facd2c7d67c704d</meta:generator>
    <meta:document-statistic meta:table-count="0" meta:image-count="0" meta:object-count="0" meta:page-count="5" meta:paragraph-count="29" meta:word-count="1301" meta:character-count="7569" meta:non-whitespace-character-count="6292"/>
  </office:meta>
</office:document-meta>
</file>